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fo:color="#ed1c24"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ird Swarm Algorith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Is A new bio-inspired optimization algorith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irds obviously would fly to another site for foraging or just for escaping from predators.</text:p>
              </text:list-item>
              <text:list-item>
                <text:p>After they arrive at a new site, they would search for food again. It is usually observed that there</text:p>
              </text:list-item>
              <text:list-item>
                <text:p>exist producers and scroungers in flock-feeding birds. Producers actively search for food, while</text:p>
                <text:p>scroungers just feed from the food found by the producer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irds are divided into two parts:</text:p>
          </draw:text-box>
        </draw:frame>
        <draw:frame presentation:style-name="pr4" draw:layer="layout" svg:width="25.199cm" svg:height="9.134cm" svg:x="1.778cm" svg:y="3.82cm" presentation:class="outline" presentation:user-transformed="true">
          <draw:text-box>
            <text:list text:style-name="L3">
              <text:list-item>
                <text:p>The first section of the search for food (<text:span text:style-name="T1">foraging behavior</text:span>) </text:p>
              </text:list-item>
              <text:list-item>
                <text:p>The second section for protection(<text:span text:style-name="T1">vigilance behavior</text:span>)</text:p>
              </text:list-item>
              <text:list-item>
                <text:p>Each bird can switch between the vigilance behavior and foraging behavi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9:15:09.409620848</meta:creation-date>
    <dc:date>2018-12-07T19:58:06.749929075</dc:date>
    <meta:editing-duration>PT14M58S</meta:editing-duration>
    <meta:editing-cycles>2</meta:editing-cycles>
    <meta:generator>LibreOffice/6.0.6.2$Linux_X86_64 LibreOffice_project/00m0$Build-2</meta:generator>
    <meta:document-statistic meta:object-count="37"/>
  </office:meta>
</office:document-meta>
</file>